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MathJax_Caligraphic2" svg:font-family="MathJax_Caligraphic"/>
    <style:font-face style:name="MathJax_Caligraphic1" svg:font-family="MathJax_Caligraphic" style:font-adornments="Regular"/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3" svg:font-family="'Liberation Sans'" style:font-family-generic="swiss"/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athJax_Caligraphic3" svg:font-family="MathJax_Caligraphic" style:font-pitch="variable"/>
    <style:font-face style:name="MathJax_Caligraphic" svg:font-family="MathJax_Caligraphic" style:font-adornments="Regular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28cm" svg:stroke-color="#000000" draw:marker-start-width="0.242cm" draw:marker-end="Arrowheads_20_1" draw:marker-end-width="0.342cm" draw:fill="solid" draw:fill-color="#808080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stroke="solid" svg:stroke-width="0.028cm" svg:stroke-color="#000000" draw:marker-start-width="0.242cm" draw:marker-end="Arrowheads_20_2" draw:marker-end-width="0.342cm" draw:fill="solid" draw:fill-color="#808080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stroke="solid" svg:stroke-width="0.102cm" svg:stroke-color="#000000" draw:marker-start-width="0.356cm" draw:marker-end="Arrowheads_20_3" draw:marker-end-width="0.432cm" draw:fill="solid" draw:fill-color="#808080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solid" svg:stroke-width="0.028cm" svg:stroke-color="#000000" draw:marker-start-width="0.242cm" draw:marker-end-width="0.242cm" draw:fill="solid" draw:fill-color="#80808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solid" draw:fill-color="#80808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Abyssinica SIL1" fo:font-size="18pt" style:font-size-asian="18pt" style:font-size-complex="18pt"/>
    </style:style>
    <style:style style:name="T1" style:family="text">
      <style:text-properties style:font-name="MathJax_Caligraphic2" fo:font-size="18pt" style:font-name-asian="MathJax_Caligraphic2" style:font-size-asian="18pt" style:font-name-complex="MathJax_Caligraphic2" style:font-size-complex="18pt"/>
    </style:style>
    <style:style style:name="T2" style:family="text">
      <style:text-properties style:font-name="Arial2" fo:font-size="18pt" style:font-size-asian="18pt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8.377cm" svg:x2="11.7cm" svg:y2="8.377cm">
          <text:p/>
        </draw:line>
        <draw:line draw:style-name="gr2" draw:text-style-name="P1" draw:layer="layout" svg:x1="6.207cm" svg:y1="10.79cm" svg:x2="6.207cm" svg:y2="1.9cm">
          <text:p/>
        </draw:line>
        <draw:line draw:style-name="gr3" draw:text-style-name="P1" draw:layer="layout" svg:x1="6.207cm" svg:y1="8.377cm" svg:x2="6.207cm" svg:y2="4.186cm">
          <text:p/>
        </draw:line>
        <draw:custom-shape draw:style-name="gr4" draw:text-style-name="P1" draw:layer="layout" svg:width="0.254cm" svg:height="0.254cm" svg:x="6.08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6.581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7.082cm" svg:y="8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7.583cm" svg:y="8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8.084cm" svg:y="8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8.58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9.086cm" svg:y="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9.587cm" svg:y="8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10.088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10.589cm" svg:y="8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1.081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1.582cm" svg:y="8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2.083cm" svg:y="8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2.584cm" svg:y="8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3.08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3.586cm" svg:y="8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4.087cm" svg:y="8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4.588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5.089cm" svg:y="8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5.59cm" svg:y="8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128cm" svg:y1="8.25cm" svg:x2="6.334cm" svg:y2="4.186cm">
          <text:p/>
        </draw:line>
        <draw:custom-shape draw:style-name="gr5" draw:text-style-name="P2" draw:layer="layout" svg:width="0.254cm" svg:height="0.254cm" svg:x="6.081cm" svg:y="3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762cm" svg:height="0.962cm" svg:x="5.799cm" svg:y="1.038cm">
          <draw:text-box>
            <text:p>z</text:p>
          </draw:text-box>
        </draw:frame>
        <draw:frame draw:style-name="gr6" draw:text-style-name="P3" draw:layer="layout" svg:width="0.762cm" svg:height="0.962cm" svg:x="11.699cm" svg:y="7.838cm">
          <draw:text-box>
            <text:p>x</text:p>
          </draw:text-box>
        </draw:frame>
        <draw:frame draw:style-name="gr6" draw:text-style-name="P3" draw:layer="layout" svg:width="0.762cm" svg:height="0.962cm" svg:x="5.291cm" svg:y="3.378cm">
          <draw:text-box>
            <text:p>P</text:p>
          </draw:text-box>
        </draw:frame>
        <draw:frame draw:style-name="gr6" draw:text-style-name="P4" draw:layer="layout" svg:width="0.762cm" svg:height="0.962cm" svg:x="7.604cm" svg:y="5.202cm">
          <draw:text-box>
            <text:p><text:span text:style-name="T1">R</text:span></text:p>
          </draw:text-box>
        </draw:frame>
        <draw:frame draw:style-name="gr6" draw:text-style-name="P3" draw:layer="layout" svg:width="0.762cm" svg:height="0.962cm" svg:x="5.491cm" svg:y="5.878cm">
          <draw:text-box>
            <text:p>r</text:p>
          </draw:text-box>
        </draw:frame>
        <draw:frame draw:style-name="gr7" draw:text-style-name="P3" draw:layer="layout" svg:width="0.948cm" svg:height="1.673cm" svg:x="7.291cm" svg:y="8.578cm">
          <draw:text-box>
            <text:p><text:span text:style-name="T2">r</text:span><text:span text:style-name="T3">ˊ</text:span></text:p>
          </draw:text-box>
        </draw:frame>
        <draw:line draw:style-name="gr3" draw:text-style-name="P1" draw:layer="layout" svg:x1="6.207cm" svg:y1="8.385cm" svg:x2="9.001cm" svg:y2="8.37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thJax_Caligraphic2" svg:font-family="MathJax_Caligraphic"/>
    <style:font-face style:name="MathJax_Caligraphic1" svg:font-family="MathJax_Caligraphic" style:font-adornments="Regular"/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3" svg:font-family="'Liberation Sans'" style:font-family-generic="swiss"/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MathJax_Caligraphic3" svg:font-family="MathJax_Caligraphic" style:font-pitch="variable"/>
    <style:font-face style:name="MathJax_Caligraphic" svg:font-family="MathJax_Caligraphic" style:font-adornments="Regular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04T14:07:52.653103901</meta:creation-date>
    <dc:date>2020-12-04T16:59:16.951871806</dc:date>
    <meta:editing-duration>PT3M38S</meta:editing-duration>
    <meta:editing-cycles>2</meta:editing-cycles>
    <meta:generator>LibreOffice/7.0.3.1$Linux_X86_64 LibreOffice_project/00$Build-1</meta:generator>
    <meta:document-statistic meta:object-count="32"/>
  </office:meta>
</office:document-meta>
</file>